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unifont" svg:font-family="unifont" style:font-family-generic="roman"/>
    <style:font-face style:name="Linux Libertine" svg:font-family="Linux Libertine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Labor One" svg:font-family="Labor One" style:font-family-generic="system" style:font-pitch="variable" svg:panose-1="2 0 5 3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2pt" style:font-size-asian="12pt"/>
    </style:style>
    <style:style style:name="P6" style:parent-style-name="Standard" style:family="paragraph">
      <style:text-properties fo:font-size="12pt" style:font-size-asian="12pt"/>
    </style:style>
    <style:style style:name="P7" style:parent-style-name="Standard" style:family="paragraph">
      <style:text-properties fo:font-weight="bold" style:font-weight-asian="bold" fo:font-size="12pt" style:font-size-asian="12pt"/>
    </style:style>
    <style:style style:name="P8" style:parent-style-name="Standard" style:family="paragraph">
      <style:text-properties fo:font-size="12pt" style:font-size-asian="12pt"/>
    </style:style>
    <style:style style:name="P9" style:parent-style-name="Standard" style:family="paragraph">
      <style:text-properties fo:font-size="12pt" style:font-size-asian="12pt"/>
    </style:style>
    <style:style style:name="P10" style:parent-style-name="Standard" style:family="paragraph">
      <style:text-properties fo:font-size="12pt" style:font-size-asian="12pt"/>
    </style:style>
    <style:style style:name="P11" style:parent-style-name="Standard" style:family="paragraph">
      <style:text-properties fo:font-size="12pt" style:font-size-asian="12pt"/>
    </style:style>
    <style:style style:name="P12" style:parent-style-name="Standard" style:family="paragraph">
      <style:text-properties fo:font-size="12pt" style:font-size-asian="12pt"/>
    </style:style>
    <style:style style:name="P13" style:parent-style-name="Standard" style:family="paragraph">
      <style:text-properties fo:font-size="12pt" style:font-size-asian="12pt"/>
    </style:style>
    <style:style style:name="P14" style:parent-style-name="Standard" style:family="paragraph">
      <style:text-properties fo:font-size="12pt" style:font-size-asian="12pt"/>
    </style:style>
    <style:style style:name="P15" style:parent-style-name="Standard" style:family="paragraph">
      <style:text-properties fo:font-size="12pt" style:font-size-asian="12pt"/>
    </style:style>
    <style:style style:name="P16" style:parent-style-name="Standard" style:family="paragraph">
      <style:text-properties fo:font-size="12pt" style:font-size-asian="12pt"/>
    </style:style>
    <style:style style:name="P17" style:parent-style-name="Standard" style:family="paragraph">
      <style:text-properties fo:font-size="12pt" style:font-size-asian="12pt"/>
    </style:style>
    <style:style style:name="P18" style:parent-style-name="Standard" style:family="paragraph">
      <style:text-properties fo:font-size="12pt" style:font-size-asian="12pt"/>
    </style:style>
    <style:style style:name="P19" style:parent-style-name="Standard" style:family="paragraph">
      <style:text-properties fo:font-size="12pt" style:font-size-asian="12pt"/>
    </style:style>
    <style:style style:name="T20" style:parent-style-name="Absatz-Standardschriftart" style:family="text">
      <style:text-properties fo:font-size="12pt" style:font-size-asian="12pt"/>
    </style:style>
    <style:style style:name="T21" style:parent-style-name="Absatz-Standardschriftart" style:family="text">
      <style:text-properties fo:font-size="12pt" style:font-size-asian="12pt"/>
    </style:style>
    <style:style style:name="T22" style:parent-style-name="Absatz-Standardschriftart" style:family="text">
      <style:text-properties fo:font-size="12pt" style:font-size-asian="12pt"/>
    </style:style>
    <style:style style:name="T23" style:parent-style-name="Absatz-Standardschriftart" style:family="text">
      <style:text-properties fo:font-size="12pt" style:font-size-asian="12pt"/>
    </style:style>
    <style:style style:name="T24" style:parent-style-name="Absatz-Standardschriftart" style:family="text">
      <style:text-properties fo:font-size="12pt" style:font-size-asian="12pt"/>
    </style:style>
    <style:style style:name="T25" style:parent-style-name="Absatz-Standardschriftart" style:family="text">
      <style:text-properties fo:font-size="12pt" style:font-size-asian="12pt"/>
    </style:style>
    <style:style style:name="T26" style:parent-style-name="Absatz-Standardschriftart" style:family="text">
      <style:text-properties fo:font-size="12pt" style:font-size-asian="12pt"/>
    </style:style>
    <style:style style:name="T27" style:parent-style-name="Absatz-Standardschriftart" style:family="text">
      <style:text-properties fo:font-style="italic" style:font-style-asian="italic" fo:font-size="10pt" style:font-size-asian="10pt"/>
    </style:style>
  </office:automatic-styles>
  <office:body>
    <office:text text:use-soft-page-breaks="true">
      <text:p text:style-name="P1">Labor e.V.<text:line-break/>Alleestraße 50<text:line-break/>44793 Bochum</text:p>
      <text:p text:style-name="P6"/>
      <text:p text:style-name="P7">kostenlose<text:s/>Leihgabe</text:p>
      <text:p text:style-name="P8">Gegenstand:<text:tab/><text:tab/>Thinkpad T410</text:p>
      <text:p text:style-name="P9">Ausleihe:<text:s/><text:tab/><text:tab/>____.____.________</text:p>
      <text:p text:style-name="P10">Rückgabe am:<text:tab/><text:tab/>____.____.________<text:tab/><text:s text:c="6"/>zurüchgegeben am: ____.____.________</text:p>
      <text:p text:style-name="P11"/>
      <text:p text:style-name="P12">Inventarnummer:<text:tab/>______________________________________________________</text:p>
      <text:p text:style-name="P13"/>
      <text:p text:style-name="P14">Vorname:<text:tab/><text:tab/>______________________________________________________</text:p>
      <text:p text:style-name="P15">Nachname:<text:tab/><text:tab/>______________________________________________________</text:p>
      <text:p text:style-name="P16">Anschrift:<text:tab/><text:tab/>______________________________________________________</text:p>
      <text:p text:style-name="P17"><text:tab/><text:tab/><text:tab/>______________________________________________________</text:p>
      <text:p text:style-name="P18">Telefon/Mail:<text:s/><text:tab/><text:tab/>______________________________________________________</text:p>
      <text:p text:style-name="P19"/>
      <text:p text:style-name="Standard"><text:span text:style-name="T20"><text:tab/></text:span><text:span text:style-name="T21"><text:tab/></text:span><text:span text:style-name="T22"><text:tab/>______________________________________________________</text:span><text:span text:style-name="T23"><text:line-break/></text:span><text:span text:style-name="T24"><text:tab/></text:span><text:span text:style-name="T25"><text:tab/></text:span><text:span text:style-name="T26"><text:tab/></text:span><text:span text:style-name="T27">Datum, Unterschrif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unifont" svg:font-family="unifont" style:font-family-generic="roman"/>
    <style:font-face style:name="Linux Libertine" svg:font-family="Linux Libertine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Labor One" svg:font-family="Labor One" style:font-family-generic="system" style:font-pitch="variable" svg:panose-1="2 0 5 3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Default" style:display-name="Default" style:family="paragraph">
      <style:paragraph-properties style:vertical-align="baseline" fo:margin-bottom="0in" fo:line-height="100%"/>
      <style:text-properties style:font-name="unifont" style:font-name-asian="Linux Libertine" style:font-name-complex="Liberation Sans" fo:color="#000000" style:letter-kerning="true" fo:font-size="18pt" style:font-size-asian="18pt" style:font-size-complex="12pt" fo:language="en" fo:country="US" style:language-asian="zh" style:country-asian="CN" style:language-complex="hi" style:country-complex="IN"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Default" style:family="paragraph">
      <style:paragraph-properties fo:text-align="end" fo:line-height="200%"/>
    </style:style>
    <style:style style:name="T3" style:parent-style-name="Absatz-Standardschriftart" style:family="text">
      <style:text-properties style:font-name="Labor One" fo:color="#333333" fo:font-size="54pt" style:font-size-asian="54pt" style:font-size-complex="54pt"/>
    </style:style>
    <style:style style:name="T4" style:parent-style-name="Absatz-Standardschriftart" style:family="text">
      <style:text-properties style:font-name="Labor One" fo:color="#009999" fo:font-size="54pt" style:font-size-asian="54pt" style:font-size-complex="54pt"/>
    </style:style>
    <style:style style:name="T5" style:parent-style-name="Absatz-Standardschriftart" style:family="text">
      <style:text-properties style:font-name="Labor One" fo:color="#333333" fo:font-size="54pt" style:font-size-asian="54pt" style:font-size-complex="54pt"/>
    </style:style>
  </office:automatic-styles>
  <office:master-styles>
    <style:master-page style:name="MP0" style:page-layout-name="PL0">
      <style:header>
        <text:p text:style-name="P2"><text:span text:style-name="T3">das la</text:span><text:span text:style-name="T4">bo</text:span><text:span text:style-name="T5">r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lafoo</meta:initial-creator>
    <dc:creator>blafoo</dc:creator>
    <meta:creation-date>2015-04-18T13:35:00Z</meta:creation-date>
    <dc:date>2015-04-18T13:35:00Z</dc:date>
    <meta:print-date>2015-04-17T21:36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92" meta:character-count="675" meta:row-count="4" meta:non-whitespace-character-count="584"/>
  </office:meta>
</office:document-meta>
</file>